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4.1055in"/>
    </style:style>
    <style:style style:name="co9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1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1"/>
        <table:table-column table:style-name="co1" table:number-columns-repeated="1636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1" office:value-type="string" calcext:value-type="string">
            <text:p>Henrys</text:p>
          </table:table-cell>
          <table:table-cell table:style-name="ce1" office:value-type="string" calcext:value-type="string">
            <text:p>Hertz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7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2]+[.C2]+[.D2]+[.E2]" office:value-type="float" office:value="0" calcext:value-type="float">
            <text:p>0</text:p>
          </table:table-cell>
          <table:table-cell table:style-name="ce6" table:formula="of:=IF([.F2]&gt;=1000000; TEXT([.F2]/1000000; &quot;0.0#&quot;)&amp;&quot; M&quot;; IF([.F2]&gt;=1000; TEXT([.F2]/1000; &quot;0.0#&quot;)&amp;&quot; k&quot;;  IF([.F2]&gt;=1; TEXT([.F2]; &quot;0.0#&quot;);IF([.F2]&gt;=0.001; TEXT([.F2]*1000; &quot;0.0#&quot;)&amp;&quot; m&quot;; IF([.F2]&gt;=0.000001; TEXT([.F2]*1000000; &quot;0.0#&quot;)&amp;&quot; µ&quot;;IF([.F2]&gt;=0.000000001; TEXT([.F2]*1000000000; &quot;0.0#&quot;)&amp;&quot; n&quot;; IF([.F2]&gt;=0.000000000001; TEXT([.F2]*1000000000000; &quot;0.0#&quot;)&amp;&quot; p&quot;;TEXT([.F2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olor?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3.JPG</text:p>
          </table:table-cell>
          <table:table-cell table:style-name="ce10" table:formula="of:=HYPERLINK([.P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3]+[.C3]+[.D3]+[.E3]" office:value-type="float" office:value="0" calcext:value-type="float">
            <text:p>0</text:p>
          </table:table-cell>
          <table:table-cell table:style-name="ce6" table:formula="of:=IF([.F3]&gt;=1000000; TEXT([.F3]/1000000; &quot;0.0#&quot;)&amp;&quot; M&quot;; IF([.F3]&gt;=1000; TEXT([.F3]/1000; &quot;0.0#&quot;)&amp;&quot; k&quot;;  IF([.F3]&gt;=1; TEXT([.F3]; &quot;0.0#&quot;);IF([.F3]&gt;=0.001; TEXT([.F3]*1000; &quot;0.0#&quot;)&amp;&quot; m&quot;; IF([.F3]&gt;=0.000001; TEXT([.F3]*1000000; &quot;0.0#&quot;)&amp;&quot; µ&quot;;IF([.F3]&gt;=0.000000001; TEXT([.F3]*1000000000; &quot;0.0#&quot;)&amp;&quot; n&quot;; IF([.F3]&gt;=0.000000000001; TEXT([.F3]*1000000000000; &quot;0.0#&quot;)&amp;&quot; p&quot;;TEXT([.F3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WS2812B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5.JPG</text:p>
          </table:table-cell>
          <table:table-cell table:style-name="ce10" table:formula="of:=HYPERLINK([.P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4]+[.C4]+[.D4]+[.E4]" office:value-type="float" office:value="0" calcext:value-type="float">
            <text:p>0</text:p>
          </table:table-cell>
          <table:table-cell table:style-name="ce6" table:formula="of:=IF([.F4]&gt;=1000000; TEXT([.F4]/1000000; &quot;0.0#&quot;)&amp;&quot; M&quot;; IF([.F4]&gt;=1000; TEXT([.F4]/1000; &quot;0.0#&quot;)&amp;&quot; k&quot;;  IF([.F4]&gt;=1; TEXT([.F4]; &quot;0.0#&quot;);IF([.F4]&gt;=0.001; TEXT([.F4]*1000; &quot;0.0#&quot;)&amp;&quot; m&quot;; IF([.F4]&gt;=0.000001; TEXT([.F4]*1000000; &quot;0.0#&quot;)&amp;&quot; µ&quot;;IF([.F4]&gt;=0.000000001; TEXT([.F4]*1000000000; &quot;0.0#&quot;)&amp;&quot; n&quot;; IF([.F4]&gt;=0.000000000001; TEXT([.F4]*1000000000000; &quot;0.0#&quot;)&amp;&quot; p&quot;;TEXT([.F4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630nm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6.JPG</text:p>
          </table:table-cell>
          <table:table-cell table:style-name="ce10" table:formula="of:=HYPERLINK([.P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5]+[.C5]+[.D5]+[.E5]" office:value-type="float" office:value="0" calcext:value-type="float">
            <text:p>0</text:p>
          </table:table-cell>
          <table:table-cell table:style-name="ce6" table:formula="of:=IF([.F5]&gt;=1000000; TEXT([.F5]/1000000; &quot;0.0#&quot;)&amp;&quot; M&quot;; IF([.F5]&gt;=1000; TEXT([.F5]/1000; &quot;0.0#&quot;)&amp;&quot; k&quot;;  IF([.F5]&gt;=1; TEXT([.F5]; &quot;0.0#&quot;);IF([.F5]&gt;=0.001; TEXT([.F5]*1000; &quot;0.0#&quot;)&amp;&quot; m&quot;; IF([.F5]&gt;=0.000001; TEXT([.F5]*1000000; &quot;0.0#&quot;)&amp;&quot; µ&quot;;IF([.F5]&gt;=0.000000001; TEXT([.F5]*1000000000; &quot;0.0#&quot;)&amp;&quot; n&quot;; IF([.F5]&gt;=0.000000000001; TEXT([.F5]*1000000000000; &quot;0.0#&quot;)&amp;&quot; p&quot;;TEXT([.F5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Green 525nm Low current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7.JPG</text:p>
          </table:table-cell>
          <table:table-cell table:style-name="ce10" table:formula="of:=HYPERLINK([.P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LED</text:p>
          </table:table-cell>
          <table:table-cell table:number-columns-repeated="4"/>
          <table:table-cell table:formula="of:=[.B6]+[.C6]+[.D6]+[.E6]" office:value-type="float" office:value="0" calcext:value-type="float">
            <text:p>0</text:p>
          </table:table-cell>
          <table:table-cell table:style-name="ce6" table:formula="of:=IF([.F6]&gt;=1000000; TEXT([.F6]/1000000; &quot;0.0#&quot;)&amp;&quot; M&quot;; IF([.F6]&gt;=1000; TEXT([.F6]/1000; &quot;0.0#&quot;)&amp;&quot; k&quot;;  IF([.F6]&gt;=1; TEXT([.F6]; &quot;0.0#&quot;);IF([.F6]&gt;=0.001; TEXT([.F6]*1000; &quot;0.0#&quot;)&amp;&quot; m&quot;; IF([.F6]&gt;=0.000001; TEXT([.F6]*1000000; &quot;0.0#&quot;)&amp;&quot; µ&quot;;IF([.F6]&gt;=0.000000001; TEXT([.F6]*1000000000; &quot;0.0#&quot;)&amp;&quot; n&quot;; IF([.F6]&gt;=0.000000000001; TEXT([.F6]*1000000000000; &quot;0.0#&quot;)&amp;&quot; p&quot;;TEXT([.F6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Red LED</text:p>
          </table:table-cell>
          <table:table-cell table:style-name="ce2" office:value-type="string" calcext:value-type="string">
            <text:p>“3216”</text:p>
          </table:table-cell>
          <table:table-cell table:style-name="ce2" office:value-type="float" office:value="500" calcext:value-type="float">
            <text:p>500</text:p>
          </table:table-cell>
          <table:table-cell office:value-type="string" calcext:value-type="string">
            <text:p>SMD LED</text:p>
          </table:table-cell>
          <table:table-cell office:value-type="string" calcext:value-type="string">
            <text:p>SMD LED\IMG_9438.JPG</text:p>
          </table:table-cell>
          <table:table-cell table:style-name="ce10" table:formula="of:=HYPERLINK([.P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7]+[.C7]+[.D7]+[.E7]" office:value-type="float" office:value="0.00022" calcext:value-type="float">
            <text:p>0.00022</text:p>
          </table:table-cell>
          <table:table-cell table:style-name="ce6" table:formula="of:=IF([.F7]&gt;=1000000; TEXT([.F7]/1000000; &quot;0.0#&quot;)&amp;&quot; M&quot;; IF([.F7]&gt;=1000; TEXT([.F7]/1000; &quot;0.0#&quot;)&amp;&quot; k&quot;;  IF([.F7]&gt;=1; TEXT([.F7]; &quot;0.0#&quot;);IF([.F7]&gt;=0.001; TEXT([.F7]*1000; &quot;0.0#&quot;)&amp;&quot; m&quot;; IF([.F7]&gt;=0.000001; TEXT([.F7]*1000000; &quot;0.0#&quot;)&amp;&quot; µ&quot;;IF([.F7]&gt;=0.000000001; TEXT([.F7]*1000000000; &quot;0.0#&quot;)&amp;&quot; n&quot;; IF([.F7]&gt;=0.000000000001; TEXT([.F7]*1000000000000; &quot;0.0#&quot;)&amp;&quot; p&quot;;TEXT([.F7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 office:value-type="percentage" office:value="0.15" calcext:value-type="percentage">
            <text:p>15.00%</text:p>
          </table:table-cell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SMD LED\IMG_9423.JPG</text:p>
          </table:table-cell>
          <table:table-cell table:style-name="ce10" table:formula="of:=HYPERLINK([.P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033" calcext:value-type="float">
            <text:p>0.000033</text:p>
          </table:table-cell>
          <table:table-cell/>
          <table:table-cell table:formula="of:=[.B8]+[.C8]+[.D8]+[.E8]" office:value-type="float" office:value="0.000033" calcext:value-type="float">
            <text:p>0.000033</text:p>
          </table:table-cell>
          <table:table-cell table:style-name="ce6" table:formula="of:=IF([.F8]&gt;=1000000; TEXT([.F8]/1000000; &quot;0.0#&quot;)&amp;&quot; M&quot;; IF([.F8]&gt;=1000; TEXT([.F8]/1000; &quot;0.0#&quot;)&amp;&quot; k&quot;;  IF([.F8]&gt;=1; TEXT([.F8]; &quot;0.0#&quot;);IF([.F8]&gt;=0.001; TEXT([.F8]*1000; &quot;0.0#&quot;)&amp;&quot; m&quot;; IF([.F8]&gt;=0.000001; TEXT([.F8]*1000000; &quot;0.0#&quot;)&amp;&quot; µ&quot;;IF([.F8]&gt;=0.000000001; TEXT([.F8]*1000000000; &quot;0.0#&quot;)&amp;&quot; n&quot;; IF([.F8]&gt;=0.000000000001; TEXT([.F8]*1000000000000; &quot;0.0#&quot;)&amp;&quot; p&quot;;TEXT([.F8]; &quot;0.0#&quot;))))))))" office:value-type="string" office:string-value="33.0 µ" calcext:value-type="string">
            <text:p>33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SMD LED\IMG_9424.JPG</text:p>
          </table:table-cell>
          <table:table-cell table:style-name="ce10" table:formula="of:=HYPERLINK([.P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9]+[.C9]+[.D9]+[.E9]" office:value-type="float" office:value="0.00022" calcext:value-type="float">
            <text:p>0.00022</text:p>
          </table:table-cell>
          <table:table-cell table:style-name="ce6" table:formula="of:=IF([.F9]&gt;=1000000; TEXT([.F9]/1000000; &quot;0.0#&quot;)&amp;&quot; M&quot;; IF([.F9]&gt;=1000; TEXT([.F9]/1000; &quot;0.0#&quot;)&amp;&quot; k&quot;;  IF([.F9]&gt;=1; TEXT([.F9]; &quot;0.0#&quot;);IF([.F9]&gt;=0.001; TEXT([.F9]*1000; &quot;0.0#&quot;)&amp;&quot; m&quot;; IF([.F9]&gt;=0.000001; TEXT([.F9]*1000000; &quot;0.0#&quot;)&amp;&quot; µ&quot;;IF([.F9]&gt;=0.000000001; TEXT([.F9]*1000000000; &quot;0.0#&quot;)&amp;&quot; n&quot;; IF([.F9]&gt;=0.000000000001; TEXT([.F9]*1000000000000; &quot;0.0#&quot;)&amp;&quot; p&quot;;TEXT([.F9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Power Axial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SMD LED\IMG_9425.JPG</text:p>
          </table:table-cell>
          <table:table-cell table:style-name="ce10" table:formula="of:=HYPERLINK([.P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  <table:table-cell office:value-type="float" office:value="0.00022" calcext:value-type="float">
            <text:p>0.00022</text:p>
          </table:table-cell>
          <table:table-cell/>
          <table:table-cell table:formula="of:=[.B10]+[.C10]+[.D10]+[.E10]" office:value-type="float" office:value="0.00022" calcext:value-type="float">
            <text:p>0.00022</text:p>
          </table:table-cell>
          <table:table-cell table:style-name="ce6" table:formula="of:=IF([.F10]&gt;=1000000; TEXT([.F10]/1000000; &quot;0.0#&quot;)&amp;&quot; M&quot;; IF([.F10]&gt;=1000; TEXT([.F10]/1000; &quot;0.0#&quot;)&amp;&quot; k&quot;;  IF([.F10]&gt;=1; TEXT([.F10]; &quot;0.0#&quot;);IF([.F10]&gt;=0.001; TEXT([.F10]*1000; &quot;0.0#&quot;)&amp;&quot; m&quot;; IF([.F10]&gt;=0.000001; TEXT([.F10]*1000000; &quot;0.0#&quot;)&amp;&quot; µ&quot;;IF([.F10]&gt;=0.000000001; TEXT([.F10]*1000000000; &quot;0.0#&quot;)&amp;&quot; n&quot;; IF([.F10]&gt;=0.000000000001; TEXT([.F10]*1000000000000; &quot;0.0#&quot;)&amp;&quot; p&quot;;TEXT([.F10]; &quot;0.0#&quot;))))))))" office:value-type="string" office:string-value="220.0 µ" calcext:value-type="string">
            <text:p>220.0 µ</text:p>
          </table:table-cell>
          <table:table-cell/>
          <table:table-cell table:style-name="ce21"/>
          <table:table-cell office:value-type="float" office:value="1.3" calcext:value-type="float">
            <text:p>1.3</text:p>
          </table:table-cell>
          <table:table-cell table:style-name="ce8"/>
          <table:table-cell table:style-name="ce2" office:value-type="string" calcext:value-type="string">
            <text:p>Toroid induc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SMD LED\IMG_9426.JPG</text:p>
          </table:table-cell>
          <table:table-cell table:style-name="ce10" table:formula="of:=HYPERLINK([.P1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11]+[.C11]+[.D11]+[.E11]" office:value-type="float" office:value="16000000" calcext:value-type="float">
            <text:p>16000000</text:p>
          </table:table-cell>
          <table:table-cell table:style-name="ce6" table:formula="of:=IF([.F11]&gt;=1000000; TEXT([.F11]/1000000; &quot;0.0#&quot;)&amp;&quot; M&quot;; IF([.F11]&gt;=1000; TEXT([.F11]/1000; &quot;0.0#&quot;)&amp;&quot; k&quot;;  IF([.F11]&gt;=1; TEXT([.F11]; &quot;0.0#&quot;);IF([.F11]&gt;=0.001; TEXT([.F11]*1000; &quot;0.0#&quot;)&amp;&quot; m&quot;; IF([.F11]&gt;=0.000001; TEXT([.F11]*1000000; &quot;0.0#&quot;)&amp;&quot; µ&quot;;IF([.F11]&gt;=0.000000001; TEXT([.F11]*1000000000; &quot;0.0#&quot;)&amp;&quot; n&quot;; IF([.F11]&gt;=0.000000000001; TEXT([.F11]*1000000000000; &quot;0.0#&quot;)&amp;&quot; p&quot;;TEXT([.F11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2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SMD LED\IMG_9427.JPG</text:p>
          </table:table-cell>
          <table:table-cell table:style-name="ce10" table:formula="of:=HYPERLINK([.P1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6000000" calcext:value-type="float">
            <text:p>6000000</text:p>
          </table:table-cell>
          <table:table-cell table:formula="of:=[.B12]+[.C12]+[.D12]+[.E12]" office:value-type="float" office:value="6000000" calcext:value-type="float">
            <text:p>6000000</text:p>
          </table:table-cell>
          <table:table-cell table:style-name="ce6" table:formula="of:=IF([.F12]&gt;=1000000; TEXT([.F12]/1000000; &quot;0.0#&quot;)&amp;&quot; M&quot;; IF([.F12]&gt;=1000; TEXT([.F12]/1000; &quot;0.0#&quot;)&amp;&quot; k&quot;;  IF([.F12]&gt;=1; TEXT([.F12]; &quot;0.0#&quot;);IF([.F12]&gt;=0.001; TEXT([.F12]*1000; &quot;0.0#&quot;)&amp;&quot; m&quot;; IF([.F12]&gt;=0.000001; TEXT([.F12]*1000000; &quot;0.0#&quot;)&amp;&quot; µ&quot;;IF([.F12]&gt;=0.000000001; TEXT([.F12]*1000000000; &quot;0.0#&quot;)&amp;&quot; n&quot;; IF([.F12]&gt;=0.000000000001; TEXT([.F12]*1000000000000; &quot;0.0#&quot;)&amp;&quot; p&quot;;TEXT([.F12]; &quot;0.0#&quot;))))))))" office:value-type="string" office:string-value="6.0 M" calcext:value-type="string">
            <text:p>6.0 M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SMD LED\IMG_9428.JPG</text:p>
          </table:table-cell>
          <table:table-cell table:style-name="ce10" table:formula="of:=HYPERLINK([.P1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Transformer</text:p>
          </table:table-cell>
          <table:table-cell table:number-columns-repeated="4"/>
          <table:table-cell table:formula="of:=[.B13]+[.C13]+[.D13]+[.E13]" office:value-type="float" office:value="0" calcext:value-type="float">
            <text:p>0</text:p>
          </table:table-cell>
          <table:table-cell table:style-name="ce6" table:formula="of:=IF([.F13]&gt;=1000000; TEXT([.F13]/1000000; &quot;0.0#&quot;)&amp;&quot; M&quot;; IF([.F13]&gt;=1000; TEXT([.F13]/1000; &quot;0.0#&quot;)&amp;&quot; k&quot;;  IF([.F13]&gt;=1; TEXT([.F13]; &quot;0.0#&quot;);IF([.F13]&gt;=0.001; TEXT([.F13]*1000; &quot;0.0#&quot;)&amp;&quot; m&quot;; IF([.F13]&gt;=0.000001; TEXT([.F13]*1000000; &quot;0.0#&quot;)&amp;&quot; µ&quot;;IF([.F13]&gt;=0.000000001; TEXT([.F13]*1000000000; &quot;0.0#&quot;)&amp;&quot; n&quot;; IF([.F13]&gt;=0.000000000001; TEXT([.F13]*1000000000000; &quot;0.0#&quot;)&amp;&quot; p&quot;;TEXT([.F13]; &quot;0.0#&quot;))))))))" office:value-type="string" office:string-value="0.0" calcext:value-type="string">
            <text:p>0.0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Tamura SB2816-1604 Power Transformers 2VCT@0.4A 2V@0.8A 120V Single Primary</text:p>
          </table:table-cell>
          <table:table-cell table:style-name="ce2" office:value-type="string" calcext:value-type="string">
            <text:p>Through hole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SMD LED\IMG_9429.JPG</text:p>
          </table:table-cell>
          <table:table-cell table:style-name="ce10" table:formula="of:=HYPERLINK([.P1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16000000" calcext:value-type="float">
            <text:p>16000000</text:p>
          </table:table-cell>
          <table:table-cell table:formula="of:=[.B14]+[.C14]+[.D14]+[.E14]" office:value-type="float" office:value="16000000" calcext:value-type="float">
            <text:p>16000000</text:p>
          </table:table-cell>
          <table:table-cell table:style-name="ce6" table:formula="of:=IF([.F14]&gt;=1000000; TEXT([.F14]/1000000; &quot;0.0#&quot;)&amp;&quot; M&quot;; IF([.F14]&gt;=1000; TEXT([.F14]/1000; &quot;0.0#&quot;)&amp;&quot; k&quot;;  IF([.F14]&gt;=1; TEXT([.F14]; &quot;0.0#&quot;);IF([.F14]&gt;=0.001; TEXT([.F14]*1000; &quot;0.0#&quot;)&amp;&quot; m&quot;; IF([.F14]&gt;=0.000001; TEXT([.F14]*1000000; &quot;0.0#&quot;)&amp;&quot; µ&quot;;IF([.F14]&gt;=0.000000001; TEXT([.F14]*1000000000; &quot;0.0#&quot;)&amp;&quot; n&quot;; IF([.F14]&gt;=0.000000000001; TEXT([.F14]*1000000000000; &quot;0.0#&quot;)&amp;&quot; p&quot;;TEXT([.F14]; &quot;0.0#&quot;))))))))" office:value-type="string" office:string-value="16.0 M" calcext:value-type="string">
            <text:p>16.0 M</text:p>
          </table:table-cell>
          <table:table-cell/>
          <table:table-cell table:style-name="ce21"/>
          <table:table-cell/>
          <table:table-cell table:style-name="ce8" office:value-type="string" calcext:value-type="string">
            <text:p>100ppm</text:p>
          </table:table-cell>
          <table:table-cell table:style-name="ce2" office:value-type="string" calcext:value-type="string">
            <text:p>Crystal oscillator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SMD LED\IMG_9430.JPG</text:p>
          </table:table-cell>
          <table:table-cell table:style-name="ce10" table:formula="of:=HYPERLINK([.P1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 office:value-type="string" calcext:value-type="string">
            <text:p>Crystal</text:p>
          </table:table-cell>
          <table:table-cell table:number-columns-repeated="3"/>
          <table:table-cell office:value-type="float" office:value="32768" calcext:value-type="float">
            <text:p>32768</text:p>
          </table:table-cell>
          <table:table-cell table:formula="of:=[.B15]+[.C15]+[.D15]+[.E15]" office:value-type="float" office:value="32768" calcext:value-type="float">
            <text:p>32768</text:p>
          </table:table-cell>
          <table:table-cell table:style-name="ce6" table:formula="of:=IF([.F15]&gt;=1000000; TEXT([.F15]/1000000; &quot;0.0#&quot;)&amp;&quot; M&quot;; IF([.F15]&gt;=1000; TEXT([.F15]/1000; &quot;0.0#&quot;)&amp;&quot; k&quot;;  IF([.F15]&gt;=1; TEXT([.F15]; &quot;0.0#&quot;);IF([.F15]&gt;=0.001; TEXT([.F15]*1000; &quot;0.0#&quot;)&amp;&quot; m&quot;; IF([.F15]&gt;=0.000001; TEXT([.F15]*1000000; &quot;0.0#&quot;)&amp;&quot; µ&quot;;IF([.F15]&gt;=0.000000001; TEXT([.F15]*1000000000; &quot;0.0#&quot;)&amp;&quot; n&quot;; IF([.F15]&gt;=0.000000000001; TEXT([.F15]*1000000000000; &quot;0.0#&quot;)&amp;&quot; p&quot;;TEXT([.F15]; &quot;0.0#&quot;))))))))" office:value-type="string" office:string-value="32.77 k" calcext:value-type="string">
            <text:p>32.77 k</text:p>
          </table:table-cell>
          <table:table-cell/>
          <table:table-cell table:style-name="ce21"/>
          <table:table-cell/>
          <table:table-cell table:style-name="ce8"/>
          <table:table-cell table:style-name="ce2" office:value-type="string" calcext:value-type="string">
            <text:p>Crystal oscillator 18pf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OSCILLATORS INDUCTORS TRANSFORMERS</text:p>
          </table:table-cell>
          <table:table-cell office:value-type="string" calcext:value-type="string">
            <text:p>SMD LED\IMG_9431.JPG</text:p>
          </table:table-cell>
          <table:table-cell table:style-name="ce10" table:formula="of:=HYPERLINK([.P1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1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1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1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1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2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2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2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2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2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2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2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2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2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2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3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3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3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3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3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3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3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3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3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3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4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4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4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4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4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4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4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4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4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4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5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2"/>
          <table:table-cell table:number-columns-repeated="3"/>
          <table:table-cell table:style-name="ce10" table:formula="of:=HYPERLINK([.P5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5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53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54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55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56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2"/>
          <table:table-cell table:number-columns-repeated="3"/>
          <table:table-cell table:style-name="ce10" table:formula="of:=HYPERLINK([.P57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2"/>
          <table:table-cell table:number-columns-repeated="3"/>
          <table:table-cell table:style-name="ce10" table:formula="of:=HYPERLINK([.P58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59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60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61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/>
          <table:table-cell table:style-name="ce21"/>
          <table:table-cell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P62]; &quot;View Image&quot;)" office:value-type="string" office:string-value="View Image" calcext:value-type="string">
            <text:p>View Image</text:p>
          </table:table-cell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/>
          <table:table-cell table:number-columns-repeated="4"/>
          <table:table-cell table:style-name="ce10"/>
          <table:table-cell table:number-columns-repeated="16367"/>
        </table:table-row>
        <table:table-row table:style-name="ro1" table:number-rows-repeated="2">
          <table:table-cell table:style-name="ce2"/>
          <table:table-cell table:number-columns-repeated="5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3"/>
          <table:table-cell table:style-name="ce8"/>
          <table:table-cell/>
          <table:table-cell table:style-name="ce2"/>
          <table:table-cell table:number-columns-repeated="3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 table:number-columns-repeated="5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7"/>
        </table:table-row>
        <table:table-row table:style-name="ro1" table:number-rows-repeated="2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/>
          <table:table-cell table:number-columns-repeated="16367"/>
        </table:table-row>
        <table:table-row table:style-name="ro1" table:number-rows-repeated="5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7"/>
        </table:table-row>
        <table:table-row table:style-name="ro1" table:number-rows-repeated="3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style-name="ce2"/>
          <table:table-cell/>
          <table:table-cell table:style-name="ce3" table:number-columns-repeated="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/>
          <table:table-cell table:number-columns-repeated="16367"/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6"/>
          <table:table-cell table:number-columns-repeated="3"/>
          <table:table-cell table:style-name="ce8" table:number-columns-repeated="2"/>
          <table:table-cell table:number-columns-repeated="4"/>
          <table:table-cell table:style-name="ce10"/>
          <table:table-cell table:number-columns-repeated="16367"/>
        </table:table-row>
        <table:table-row table:style-name="ro1">
          <table:table-cell table:number-columns-repeated="2"/>
          <table:table-cell table:style-name="ce3" table:number-columns-repeated="3"/>
          <table:table-cell/>
          <table:table-cell table:style-name="ce6"/>
          <table:table-cell table:number-columns-repeated="9"/>
          <table:table-cell table:style-name="ce10"/>
          <table:table-cell table:style-name="ce13"/>
          <table:table-cell table:number-columns-repeated="16366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/>
          <table:table-cell table:style-name="ce6"/>
          <table:table-cell table:number-columns-repeated="9"/>
          <table:table-cell table:style-name="ce10"/>
          <table:table-cell table:number-columns-repeated="16367"/>
        </table:table-row>
        <table:table-row table:style-name="ro1" table:number-rows-repeated="10">
          <table:table-cell table:number-columns-repeated="2"/>
          <table:table-cell table:style-name="ce3" table:number-columns-repeated="3"/>
          <table:table-cell/>
          <table:table-cell table:style-name="ce6"/>
          <table:table-cell table:number-columns-repeated="16377"/>
        </table:table-row>
        <table:table-row table:style-name="ro1" table:number-rows-repeated="2">
          <table:table-cell table:number-columns-repeated="2"/>
          <table:table-cell table:style-name="ce3" table:number-columns-repeated="3"/>
          <table:table-cell table:number-columns-repeated="16379"/>
        </table:table-row>
        <table:table-row table:style-name="ro1" table:number-rows-repeated="10484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6">00/00/0000</text:date>, <text:time style:data-style-name="N2" text:time-value="18:33:05.5683484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6T18:53:12</meta:creation-date>
    <dc:language>en-US</dc:language>
    <dc:date>2026-01-26T19:05:00.543263185</dc:date>
    <meta:editing-cycles>32</meta:editing-cycles>
    <meta:editing-duration>P2DT12H44M</meta:editing-duration>
    <meta:generator>LibreOffice/24.2.7.2$Linux_X86_64 LibreOffice_project/420$Build-2</meta:generator>
    <meta:document-statistic meta:table-count="1" meta:cell-count="202" meta:object-count="0"/>
    <meta:user-defined meta:name="AppVersion">15.0000</meta:user-defined>
  </office:meta>
</office:document-meta>
</file>